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variant="normal" fo:text-transform="none" fo:color="#3b3b3b" style:font-name="Georgia" fo:letter-spacing="normal" fo:font-style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oop counter: Loop <text:s text:c="2"/>counter is a variable which decides how many times a loop will be executed.<text:line-break/>Write a program to print first n natural numbers.<text:line-break/>Write a program to calculate the sum of first n natural numbers.or calculate the following series<text:line-break/>S=1+2+3+...+n<text:line-break/>Write a program in c to solve the following series<text:line-break/>S=1+3+5+..+n<text:line-break/>S=2+4+6+...+n<text:line-break/>S=1+1/2+1/3+...+1/n<text:line-break/>S=1*2*3*...*n</text:p>
      <text:p text:style-name="P1"/>
      <text:p text:style-name="P1">factorial of the given number. &gt;&gt; !n = n * (n-1) * . . . * 1</text:p>
      <text:p text:style-name="P1">s = 1-2+3-4+5...+/- n</text:p>
      <text:p text:style-name="P1"/>
      <text:p text:style-name="P2"><text:s/>DIGIT SEPARETION PROBLEMS</text:p>
      <text:p text:style-name="P3">Print a number in reverse order</text:p>
      <text:p text:style-name="P3">some of digits of a given number</text:p>
      <text:p text:style-name="P3">count the number of digite</text:p>
      <text:p text:style-name="P3">reverse a number</text:p>
      <text:p text:style-name="P7"><text:span text:style-name="T1">check whether a given number is </text:span><text:span text:style-name="T2">palindrome </text:span><text:span text:style-name="T1">or not</text:span></text:p>
      <text:p text:style-name="P3">check armstrong or not</text:p>
      <text:p text:style-name="P3">HCM , LCM of two numbers</text:p>
      <text:p text:style-name="P3">To print all the facters of a given number</text:p>
      <text:p text:style-name="P3">perfect number</text:p>
      <text:p text:style-name="P3">quare or not</text:p>
      <text:p text:style-name="P3">calculate quare root of a number withour any library function</text:p>
      <text:p text:style-name="P3">Noin number or not<text:line-break/>WAP to calc <text:s/>prime factor of a giver number</text:p>
      <text:p text:style-name="P3">WAR in c to print the following pattarn</text:p>
      <text:p text:style-name="P3">1</text:p>
      <text:p text:style-name="P3">1 2</text:p>
      <text:p text:style-name="P3">1 2 3</text:p>
      <text:p text:style-name="P3">1 2 3 4</text:p>
      <text:p text:style-name="P3">1 2 3 4 5</text:p>
      <text:p text:style-name="P3"><text:s/></text:p>
      <text:p text:style-name="P3">and</text:p>
      <text:p text:style-name="P3"/>
      <text:p text:style-name="P3"><text:soft-page-break/>12345</text:p>
      <text:p text:style-name="P3">1234</text:p>
      <text:p text:style-name="P3">123</text:p>
      <text:p text:style-name="P3">12</text:p>
      <text:p text:style-name="P3">1</text:p>
      <text:p text:style-name="P3"/>
      <text:p text:style-name="P3">and</text:p>
      <text:p text:style-name="P3"><text:s text:c="5"/>1</text:p>
      <text:p text:style-name="P3"><text:s text:c="2"/>1 2 3</text:p>
      <text:p text:style-name="P3">1 2 3 4 5</text:p>
      <text:p text:style-name="P3"/>
      <text:p text:style-name="P3">1<text:line-break/>2 3<text:line-break/>4 5 6<text:line-break/>7 8 9 10</text:p>
      <text:p text:style-name="P3"/>
      <text:p text:style-name="P6">Functions</text:p>
      <text:p text:style-name="P4">WAP to take two values from the user and calculate the sum</text:p>
      <text:p text:style-name="P4"/>
      <text:p text:style-name="P4">NOTE: Fucn call will be replaced by it's return value<text:line-break/><text:line-break/>Aunstrong number using function<text:line-break/><text:line-break/>even Aunstrong <text:s/>or not using function</text:p>
      <text:p text:style-name="P4">prime Aunstrong <text:s/>or not using function</text:p>
      <text:p text:style-name="P3">print all the value within a given range</text:p>
      <text:p text:style-name="P3">All <text:s/><text:span text:style-name="T3">Aunstrong numbers within a given range</text:span></text:p>
      <text:p text:style-name="P4">krisnamurti number</text:p>
      <text:p text:style-name="P4">factorial using func</text:p>
      <text:p text:style-name="P4">WAP to calc to factorial using func</text:p>
      <text:p text:style-name="P4">WAP to calc to factorial using recurtion</text:p>
      <text:p text:style-name="P5">Arre is a <text:s/>cullection of homogeneous data eliments stored in continues<text:line-break/>Creation --&gt; init/input --&gt; display/value retrival --&gt; insertion--&gt; searching--&gt; Sorting (assending or desending)<text:line-break/><text:line-break/>WAP to input into an arre and display<text:line-break/><text:span text:style-name="T5">pointers</text:span></text:p>
      <text:p text:style-name="P8">Add two numbers using pointers</text:p>
      <text:p text:style-name="P8"><text:soft-page-break/>WAP to swap two value's of variable using functions</text:p>
      <text:p text:style-name="P8"/>
      <text:p text:style-name="P5"><text:span text:style-name="T5">String</text:span></text:p>
      <text:p text:style-name="P4"><text:span text:style-name="T4"/></text:p>
      <text:p text:style-name="P8">Write a proggram to input your name and print it.</text:p>
      <text:p text:style-name="P8"/>
      <text:p text:style-name="P8">#define MAX = 10 //Macro definition</text:p>
      <text:p text:style-name="P8">What's possible in str:</text:p>
      <text:list xml:id="list3632761933839072222" text:style-name="L1">
        <text:list-item>
          <text:p text:style-name="P9">IO</text:p>
        </text:list-item>
        <text:list-item>
          <text:p text:style-name="P9">len</text:p>
        </text:list-item>
        <text:list-item>
          <text:p text:style-name="P9">Concatination</text:p>
        </text:list-item>
        <text:list-item>
          <text:p text:style-name="P9">reverse of a string</text:p>
        </text:list-item>
        <text:list-item>
          <text:p text:style-name="P9">String palindrome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dip Roy</meta:initial-creator>
    <meta:creation-date>2021-01-19T20:20:44.52</meta:creation-date>
    <dc:date>2021-03-12T23:40:11.18</dc:date>
    <dc:creator>Sudip Roy</dc:creator>
    <meta:editing-duration>PT22H19M36S</meta:editing-duration>
    <meta:editing-cycles>14</meta:editing-cycles>
    <meta:generator>OpenOffice/4.1.8$Win32 OpenOffice.org_project/418m3$Build-9803</meta:generator>
    <meta:document-statistic meta:table-count="0" meta:image-count="0" meta:object-count="0" meta:page-count="3" meta:paragraph-count="56" meta:word-count="367" meta:character-count="1912"/>
  </office:meta>
</office:document-meta>
</file>